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8b79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8b79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8b79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8b79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8b79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8b79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8b79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8b79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8b79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8b79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8b79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8b79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8b79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8b79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8b79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8b79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8b79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Lemuel Efrain Rondón Hernánd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8/5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505477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Rondolph Francisco Rondòn Campel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62746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48.964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84" meta:non-whitespace-character-count="1015"/>
    <meta:template xlink:type="simple" xlink:actuate="onRequest" xlink:title="Normal" xlink:href=""/>
  </office:meta>
</office:document-meta>
</file>